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- und Farbzwang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beitritt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Lobby einen Button zum Spielbeitritt erstelle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</table:table-row>
      </table:table>
      <table:table table:name="US 2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identifiziert werd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Nickname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identifiziert wer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Inhalte von Nickname und nach welchen Regeln soll überprüft werde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identifizier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identifiziere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 String mit einer bestimmten Anzahl an Zeichen 8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seinen Nicknamen mit einem klick auf den Button ändern möchte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Nickname soll aus einem String bestehen und durch „speichern“ soll er local am Handy angelegt wer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dem im Popup ein Name eingegeben und gespeicher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den klick auf den Button Nickname ä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er Name kann Zahlen, Buchstaben und Sonderzeichen enhal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Der Nickname darf nicht länger als (8,10) Zeich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ickname geände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Name änder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Popup wird der Nickname eingegeb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Mit dem klick auf speichern werden die Daten lokal abgeleg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s Nickname wird der eingegebene Name angezeigt und ein File mit den Daten wird am Handy lokal angele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8.4.2015 (Spiel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 office:value-type="string" calcext:value-type="string">
            <text:p>Schritt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style-name="ce1" office:value-type="string" calcext:value-type="string">
            <text:p>Bemerkung</text:p>
          </table:table-cell>
          <table:table-cell table:number-columns-repeated="8"/>
          <table:table-cell office:value-type="string" calcext:value-type="string">
            <text:p>2.</text:p>
          </table:table-cell>
          <table:table-cell office:value-type="string" calcext:value-type="string">
            <text:p>der Name „Nickname“ wird mit der Tastatur gelösch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 gibt keine Einschränkung der Länge des Nicks bzw. der Zeichen</text:p>
          </table:table-cell>
          <table:table-cell table:number-columns-repeated="7"/>
          <table:table-cell office:value-type="string" calcext:value-type="string">
            <text:p>3.</text:p>
          </table:table-cell>
          <table:table-cell office:value-type="string" calcext:value-type="string">
            <text:p>Neuer Name „TestName“ wird eingetra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Knopf „entf“ funktioniert nicht</text:p>
          </table:table-cell>
          <table:table-cell table:number-columns-repeated="7"/>
          <table:table-cell office:value-type="string" calcext:value-type="string">
            <text:p>4.</text:p>
          </table:table-cell>
          <table:table-cell office:value-type="string" calcext:value-type="string">
            <text:p>Mit den Button OK besätigt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5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6.</text:p>
          </table:table-cell>
          <table:table-cell office:value-type="string" calcext:value-type="string">
            <text:p>Der neue Name „TestName“ ist zusehen</text:p>
          </table:table-cell>
          <table:table-cell/>
        </table:table-row>
      </table:table>
      <table:table table:name="US 4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rumpf und Rufspiel ist angesa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mir meine 6 Handkarten angezeigt und 2 im Talon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11"/>
        </table:table-row>
      </table:table>
      <table:table table:name="US3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2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2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uss entweder ein Spieler beitreten, oder ein 3. bzw. 4 Spieler die Lobby verlas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viele/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2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Bluetooth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nelles Spi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automatisch nach Beitrit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S 11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ich- und Farbzwang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sobald keine Karte mehr am Stapel lie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keine Karten mehr am Stapel ie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darf sich keine Karte mehr am Stapel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ürfe nicht gegen den Stich-/Farbzwang verstoß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rzAs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arten sind ausgeteilt ein Spieler ist am Zu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e Karte kann nicht ausgewählt und auch nicht ausgespie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rzAss kann gespielt wer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2 (Gewinner) spielt KaroAss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1 kann nur mit Trumpf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anderen Karten der falschen Farbe können nicht ausgespielt werden</text:p>
          </table:table-cell>
          <table:table-cell table:number-columns-repeated="8"/>
        </table:table-row>
      </table:table>
      <table:table table:name="US 11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zudr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zudreh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zudrehen stattgefunden ha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Ein Spieler d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 Spieler soll zudrehen, wenn er denkt, dass er 66 Punkte schaf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auf den Button „Zudrehen“ klickt und der sich auf „Zugedreht“ änd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Button ändert sich auf „Zugedreht“ und es werden keine neuen Karten vom Kartendeck mehr aufgenomm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können jederzeit, wenn sie am Zug sind zudre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sticht und dreht danach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</table:table>
      <table:table table:name="US 11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selben 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selben 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-Pik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</table:table>
      <table:table table:name="2xUS 1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40er Pik fehlgeschlage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</table:table>
      <table:table table:name="2xUS 11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/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/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/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er „20/40er“ sagt muss einen Stich mach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geschlage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</table:table>
      <table:table table:name="US 4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rtmenü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auf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ist gestartet, Trumpf gewählt und Rufspiel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Im Startmenü muss Lobby ausgewählt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Lobby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Spielen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klickt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klickt auf das angezeigte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2er-Schnapsen wird automatisch gestartet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beitritt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 der Lobby einen Button zum Spielbeitritt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em Spiel beitret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 beitre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Spiel beitret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Spiel beitret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dem Spiel beitret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beitre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einem offenen Spiel beitreten, oder die in ein geschlossenes Spiel eingeladen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offenes Spiel erstellt ist, oder wenn man zu einem geschlossenen Spiel eingeladen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sich im selben Warteraum wie der Spielersteller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kzeptieren einer Einladung, oder durch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Man muss selbst ein neues Spiel mit dem gewünschten Modi erstell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rteraum ist bereits vol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Lobby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beitritt Button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gleichen Warteraum wie der Spielerstell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Spielen auswählen und auf „Spiel beitreten“ klick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fundens Spiel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Spielmodi 2er-Schnapsen und e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pp bee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App beenden komplett abgeschloss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App geschlossen ist, und das Gerät wieder für andere Dinge verwende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</table:table>
      <table:table table:name="US 5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ie ist Raum definier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 die miteinander Schnapsen möchten, müssen sich im selben Raum (also in Bluetooth-Reichweite)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m selben Wlan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pp ist gestartet und Spieler befinden sich in der Lobb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 Fenster „Spieler in der Nähe“ sollten, alle Spieler die sich im selben Raum befinden angezeig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.00.0000</text:date>, <text:time style:data-style-name="N2" text:time-value="01:00:34.446245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1T01:09:02.369976035</dc:date>
    <meta:editing-duration>PT9H47M</meta:editing-duration>
    <meta:editing-cycles>72</meta:editing-cycles>
    <meta:generator>LibreOffice/4.2.7.2$Linux_X86_64 LibreOffice_project/420m0$Build-2</meta:generator>
    <meta:document-statistic meta:table-count="17" meta:cell-count="1359" meta:object-count="0"/>
  </office:meta>
</office:document-meta>
</file>